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8FF00000CD33EB5398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6cm, 0cm, 0cm, 5.82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083cm" svg:height="24.518cm" draw:transform="rotate (-3.11576178066028) translate (18cm 26.414cm)">
          <draw:image xlink:href="Pictures/10000000000008FF00000CD33EB5398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26T10:53:27</meta:creation-date>
    <dc:date>2014-02-26T10:58:11</dc:date>
    <meta:editing-duration>PT1M15S</meta:editing-duration>
    <meta:editing-cycles>2</meta:editing-cycles>
    <meta:generator>LibreOffice/3.5$Linux_x86 LibreOffice_project/350m1$Build-2</meta:generator>
    <meta:document-statistic meta:object-count="1"/>
  </office:meta>
</office:document-meta>
</file>